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title">
      <style:graphic-properties fo:min-height="2.927cm"/>
    </style:style>
    <style:style style:name="pr8" style:family="presentation" style:parent-style-name="Default-outline1">
      <style:graphic-properties fo:min-height="14.016cm"/>
    </style:style>
    <style:style style:name="pr9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text:enable-numbering="true" fo:margin-left="1.2cm" fo:margin-right="0cm" fo:text-indent="-0.9cm"/>
    </style:style>
    <style:style style:name="P5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ffff00"/>
    </style:style>
    <style:style style:name="T3" style:family="text">
      <style:text-properties fo:color="#23ff23"/>
    </style:style>
    <style:style style:name="T4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bold" style:font-family-complex="Tahoma" style:font-pitch-complex="variable" style:font-size-complex="24pt" style:language-complex="en" style:country-complex="US" style:font-style-complex="normal" style:font-weight-complex="bold" style:text-emphasize="none" style:text-scale="100%" style:font-relief="none"/>
    </style:style>
    <style:style style:name="T5" style:family="text">
      <style:text-properties fo:color="#ffcc99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bold" style:font-family-complex="Tahoma" style:font-pitch-complex="variable" style:font-size-complex="24pt" style:language-complex="en" style:country-complex="US" style:font-style-complex="normal" style:font-weight-complex="bold" style:text-emphasize="none" style:text-scale="100%" style:font-relief="none"/>
    </style:style>
    <style:style style:name="T6" style:family="text"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bold" style:font-family-complex="Tahoma" style:font-pitch-complex="variable" style:font-size-complex="24pt" style:language-complex="en" style:country-complex="US" style:font-style-complex="normal" style:font-weight-complex="bold" style:text-emphasize="none" style:text-scale="100%" style:font-relief="none"/>
    </style:style>
    <style:style style:name="T7" style:family="text">
      <style:text-properties fo:color="#ffff00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bold" style:font-family-complex="Tahoma" style:font-pitch-complex="variable" style:font-size-complex="24pt" style:language-complex="en" style:country-complex="US" style:font-style-complex="normal" style:font-weight-complex="bold" style:text-emphasize="none" style:text-scale="100%" style:font-relief="none"/>
    </style:style>
    <style:style style:name="T8" style:family="text">
      <style:text-properties fo:color="#ccccff"/>
    </style:style>
    <style:style style:name="T9" style:family="text">
      <style:text-properties fo:color="#23ff23" fo:font-weight="bold" style:font-weight-asian="bold" style:font-weight-complex="bold"/>
    </style:style>
    <style:style style:name="T10" style:family="text">
      <style:text-properties fo:color="#23ff2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0: graphics.py</presentation:footer-decl>
      <presentation:footer-decl presentation:name="ftr2">CMPTxxxx</presentation:footer-decl>
      <presentation:date-time-decl presentation:name="dtd1" presentation:source="fixed">30 Nov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Introduction to Graphics<text:line-break/><text:tab/><text:span text:style-name="T1">(using Zelle's 'graphics.py')</text:span>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30 Nov 2009</text:p>
            <text:p text:style-name="P1">CMPT14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Bitsets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Another way to implement sets is using a <text:span text:style-name="T2">bitset</text:span>:<text:line-break/><text:span text:style-name="T2">binary</text:span> form of an integer represents <text:span text:style-name="T2">flags</text:span>:</text:p>
              </text:list-item>
              <text:list-item>
                <text:p>e.g., file <text:span text:style-name="T2">permissions</text:span>: a user may have permission to read, write, and/or execute</text:p>
                <text:list>
                  <text:list-item>
                    <text:p text:style-name="P1">Let <text:span text:style-name="T3">4</text:span>=<text:span text:style-name="T2">read</text:span> (r) , <text:span text:style-name="T3">2</text:span>=<text:span text:style-name="T2">write</text:span> (w), <text:span text:style-name="T3">1</text:span>=<text:span text:style-name="T2">execute</text:span> (x)</text:p>
                  </text:list-item>
                  <text:list-item>
                    <text:p text:style-name="P1">So the number 5 represents <text:span text:style-name="T2">read</text:span>+<text:span text:style-name="T2">execute</text:span></text:p>
                  </text:list-item>
                </text:list>
              </text:list-item>
              <text:list-item>
                <text:p>In Python, using <text:span text:style-name="T2">bitwise shift</text:span> operators:</text:p>
              </text:list-item>
            </text:list>
            <text:p text:style-name="P3"><text:span text:style-name="T4">readFlag = 1 &lt;&lt; 2</text:span><text:span text:style-name="T4"><text:tab/></text:span><text:span text:style-name="T4"><text:tab/></text:span><text:span text:style-name="T5"># fancy way of saying 4</text:span></text:p>
            <text:p text:style-name="P3"><text:span text:style-name="T4">writeFlag = 1 &lt;&lt; 1</text:span><text:span text:style-name="T4"><text:tab/></text:span><text:span text:style-name="T4"><text:tab/></text:span><text:span text:style-name="T5"># 2</text:span></text:p>
            <text:p text:style-name="P3"><text:span text:style-name="T4">execFlag = 1 &lt;&lt; 0</text:span><text:span text:style-name="T4"><text:tab/></text:span><text:span text:style-name="T4"><text:tab/></text:span><text:span text:style-name="T5"># 1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Bitsets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We can <text:span text:style-name="T2">combine</text:span> these flags using <text:span text:style-name="T2">bitwise logical</text:span> operators: <text:span text:style-name="T2">or</text:span> (<text:span text:style-name="T3">|</text:span>), <text:span text:style-name="T2">and</text:span> (<text:span text:style-name="T3">&amp;</text:span>)</text:p>
              </text:list-item>
            </text:list>
            <text:p text:style-name="P3"><text:span text:style-name="T4">5 | 3 == 7</text:span><text:span text:style-name="T4"><text:tab/></text:span><text:span text:style-name="T4"><text:tab/></text:span><text:span text:style-name="T4"><text:tab/></text:span><text:span text:style-name="T5"># (101) </text:span><text:span text:style-name="T6">|</text:span><text:span text:style-name="T5"> (011) </text:span><text:span text:style-name="T6">==</text:span><text:span text:style-name="T5"> (111)</text:span></text:p>
            <text:p text:style-name="P3"><text:span text:style-name="T4">5 &amp; 3 == 1</text:span><text:span text:style-name="T4"><text:tab/></text:span><text:span text:style-name="T4"><text:tab/></text:span><text:span text:style-name="T4"><text:tab/></text:span><text:span text:style-name="T5"># (101) </text:span><text:span text:style-name="T6">&amp;</text:span><text:span text:style-name="T5"> (011) </text:span><text:span text:style-name="T6">==</text:span><text:span text:style-name="T5"> (001)</text:span></text:p>
            <text:list text:continue-numbering="true" text:style-name="L2">
              <text:list-item>
                <text:p text:style-name="P1"><text:span text:style-name="T2">Add</text:span> read permission if not already there:</text:p>
              </text:list-item>
            </text:list>
            <text:p text:style-name="P3"><text:span text:style-name="T4">myPerms |= readFlag</text:span></text:p>
            <text:list text:continue-numbering="true" text:style-name="L2">
              <text:list-item>
                <text:p text:style-name="P1"><text:span text:style-name="T2">Check</text:span> if we have write permission:</text:p>
              </text:list-item>
            </text:list>
            <text:p text:style-name="P3"><text:span text:style-name="T4">if myPerms </text:span><text:span text:style-name="T7">&amp;</text:span><text:span text:style-name="T4"> writeFlag:</text:span></text:p>
            <text:list text:continue-numbering="true" text:style-name="L2">
              <text:list-item>
                <text:p text:style-name="P1">Need read perm on both <text:span text:style-name="T2">file</text:span> and <text:span text:style-name="T2">directory</text:span>:</text:p>
              </text:list-item>
            </text:list>
            <text:p text:style-name="P3"><text:span text:style-name="T4">if filePerms </text:span><text:span text:style-name="T7">&amp;</text:span><text:span text:style-name="T4"> dirPerms </text:span><text:span text:style-name="T7">&amp; </text:span><text:span text:style-name="T4">writeFlag: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Graphics libraries</text:p>
          </draw:text-box>
        </draw:frame>
        <draw:frame presentation:style-name="pr8" draw:layer="layout" svg:width="25.199cm" svg:height="14.379cm" svg:x="1.4cm" svg:y="4.507cm" presentation:class="outline" presentation:user-transformed="true">
          <draw:text-box>
            <text:list text:style-name="L2">
              <text:list-item>
                <text:p>The <text:span text:style-name="T2">windowing system</text:span> is the environment in which windows, desktop, etc. get placed</text:p>
                <text:list>
                  <text:list-item>
                    <text:p><text:span text:style-name="T3">MS Windows, OS X, Linux X11, etc.</text:span></text:p>
                  </text:list-item>
                </text:list>
              </text:list-item>
              <text:list-item>
                <text:p><text:span text:style-name="T2">Graphics libraries </text:span>allow program code to draw objects within a window</text:p>
                <text:list>
                  <text:list-item>
                    <text:p>Interact with the <text:span text:style-name="T2">windowing</text:span> system</text:p>
                  </text:list-item>
                  <text:list-item>
                    <text:p>For Python: <text:span text:style-name="T3">Tk</text:span>, <text:span text:style-name="T3">PyQt</text:span>, etc.</text:p>
                  </text:list-item>
                  <text:list-item>
                    <text:p>Zelle's <text:span text:style-name="T8"><text:a xlink:href="http://mcsp.wartburg.edu/zelle/python/graphics.py">graphics.py</text:a></text:span> is a <text:span text:style-name="T2">wrapper</text:span> around Tk</text:p>
                  </text:list-item>
                </text:list>
              </text:list-item>
              <text:list-item>
                <text:p><text:span text:style-name="T2">Widgets</text:span> are graphical components</text:p>
                <text:list>
                  <text:list-item>
                    <text:p><text:span text:style-name="T3">Buttons, dials, textboxes, canvas to draw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'graphics.py': Getting started</text:p>
          </draw:text-box>
        </draw:frame>
        <draw:frame presentation:style-name="pr8" draw:layer="layout" svg:width="25.199cm" svg:height="15.354cm" svg:x="1.4cm" svg:y="4.507cm" presentation:class="outline" presentation:user-transformed="true">
          <draw:text-box>
            <text:list text:style-name="L2">
              <text:list-item>
                <text:p>A very rudimentary library, but <text:span text:style-name="T2">quick</text:span>+easy</text:p>
              </text:list-item>
              <text:list-item>
                <text:p><text:span text:style-name="T2">Download</text:span> '<text:span text:style-name="T8"><text:a xlink:href="http://twu.seanho.com/python/graphics.py">graphics.py</text:a></text:span>' and put in current dir</text:p>
              </text:list-item>
              <text:list-item>
                <text:p>From your own <text:span text:style-name="T3">*.py</text:span> file, <text:span text:style-name="T2">import</text:span> graphics:</text:p>
                <text:list>
                  <text:list-item>
                    <text:list>
                      <text:list-item>
                        <text:p><text:span text:style-name="T9">from graphics import *</text:span></text:p>
                      </text:list-item>
                    </text:list>
                  </text:list-item>
                </text:list>
              </text:list-item>
              <text:list-item>
                <text:p>Create a new <text:span text:style-name="T2">window</text:span> object:</text:p>
                <text:list>
                  <text:list-item>
                    <text:list>
                      <text:list-item>
                        <text:p><text:span text:style-name="T9">win = GraphWin()</text:span></text:p>
                      </text:list-item>
                    </text:list>
                  </text:list-item>
                </text:list>
              </text:list-item>
              <text:list-item>
                <text:p>Create a <text:span text:style-name="T2">point</text:span> and <text:span text:style-name="T2">draw</text:span> it as a dot:</text:p>
                <text:list>
                  <text:list-item>
                    <text:list>
                      <text:list-item>
                        <text:p><text:span text:style-name="T9">pt = Point(100, 50)</text:span></text:p>
                      </text:list-item>
                      <text:list-item>
                        <text:p><text:span text:style-name="T9">pt.draw(win)</text:span></text:p>
                      </text:list-item>
                    </text:list>
                  </text:list-item>
                  <text:list-item>
                    <text:p><text:span text:style-name="T2">Window coordinates</text:span>: <text:span text:style-name="T3">(0,0)</text:span> at top-left, units in pixels (but see .<text:span text:style-name="T3">setCoords</text:span>()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Drawing/moving a Circle</text:p>
          </draw:text-box>
        </draw:frame>
        <draw:frame presentation:style-name="pr8" draw:layer="layout" svg:width="25.199cm" svg:height="15.121cm" svg:x="1.4cm" svg:y="4.507cm" presentation:class="outline" presentation:user-transformed="true">
          <draw:text-box>
            <text:list text:style-name="L2">
              <text:list-item>
                <text:p><text:span text:style-name="T2">Circle</text:span>: centred about a <text:span text:style-name="T3">Point</text:span>, with a <text:span text:style-name="T2">radius</text:span></text:p>
                <text:list>
                  <text:list-item>
                    <text:list>
                      <text:list-item>
                        <text:p><text:span text:style-name="T9">circ = Circle( pt, 20 )</text:span></text:p>
                      </text:list-item>
                      <text:list-item>
                        <text:p><text:span text:style-name="T9">circ.draw(win)</text:span></text:p>
                      </text:list-item>
                    </text:list>
                  </text:list-item>
                  <text:list-item>
                    <text:p>Or, all in <text:span text:style-name="T2">one</text:span> line (not saving the object):</text:p>
                    <text:list>
                      <text:list-item>
                        <text:p><text:span text:style-name="T9">Circle( Point(100, 50), 40 ).draw( win )</text:span></text:p>
                      </text:list-item>
                    </text:list>
                  </text:list-item>
                </text:list>
              </text:list-item>
              <text:list-item>
                <text:p>Set <text:span text:style-name="T2">fill</text:span> colour:</text:p>
                <text:list>
                  <text:list-item>
                    <text:list>
                      <text:list-item>
                        <text:p><text:span text:style-name="T9">circ.setFill('red')</text:span></text:p>
                      </text:list-item>
                    </text:list>
                  </text:list-item>
                  <text:list-item>
                    <text:p>Colour <text:span text:style-name="T2">strings</text:span> defined in <text:span text:style-name="T3">graphics.py</text:span>, or use <text:span text:style-name="T3">color_rgb(r, g, b)</text:span> to <text:span text:style-name="T2">mix</text:span> your own</text:p>
                  </text:list-item>
                </text:list>
              </text:list-item>
              <text:list-item>
                <text:p><text:span text:style-name="T2">Move</text:span> the existing circle <text:span text:style-name="T2">down</text:span> by 20px:</text:p>
                <text:list>
                  <text:list-item>
                    <text:list>
                      <text:list-item>
                        <text:p><text:span text:style-name="T9">circ.move( 0, 20 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Methods for all widgets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All graphics objects created by 'graphics.py' understand the following <text:span text:style-name="T2">methods</text:span>:</text:p>
              </text:list-item>
              <text:list-item>
                <text:p><text:span text:style-name="T8">.</text:span><text:span text:style-name="T3">draw</text:span><text:span text:style-name="T8">( win )</text:span>: <text:span text:style-name="T2">draw</text:span> into the given window</text:p>
              </text:list-item>
              <text:list-item>
                <text:p><text:span text:style-name="T8">.</text:span><text:span text:style-name="T3">undraw</text:span><text:span text:style-name="T8">()</text:span>: <text:span text:style-name="T2">hide</text:span> (without destroying object)</text:p>
              </text:list-item>
              <text:list-item>
                <text:p><text:span text:style-name="T8">.</text:span><text:span text:style-name="T3">setFill</text:span><text:span text:style-name="T8">( colour )</text:span>: change <text:span text:style-name="T2">fill colour</text:span> inside</text:p>
              </text:list-item>
              <text:list-item>
                <text:p><text:span text:style-name="T8">.</text:span><text:span text:style-name="T3">setOutline</text:span><text:span text:style-name="T8">( colour )</text:span>: change <text:span text:style-name="T2">line colour</text:span></text:p>
              </text:list-item>
              <text:list-item>
                <text:p><text:span text:style-name="T8">.</text:span><text:span text:style-name="T3">setWidth</text:span><text:span text:style-name="T8">( pixels )</text:span>: change <text:span text:style-name="T2">line width</text:span></text:p>
              </text:list-item>
              <text:list-item>
                <text:p><text:span text:style-name="T8">.</text:span><text:span text:style-name="T3">move</text:span><text:span text:style-name="T8">( dx, dy )</text:span>: undraw and redraw @<text:span text:style-name="T2">new pos</text:span></text:p>
              </text:list-item>
              <text:list-item>
                <text:p><text:span text:style-name="T8">.</text:span><text:span text:style-name="T3">clone</text:span><text:span text:style-name="T8">()</text:span>: deep <text:span text:style-name="T2">copy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Other graphics objects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2">Line</text:span>: define <text:span text:style-name="T2">start</text:span> and <text:span text:style-name="T2">end</text:span> points</text:p>
                <text:list>
                  <text:list-item>
                    <text:list>
                      <text:list-item>
                        <text:p><text:span text:style-name="T3">ln = Line( Point(20, 150), Point(180, 150) )</text:span></text:p>
                      </text:list-item>
                    </text:list>
                  </text:list-item>
                  <text:list-item>
                    <text:p>Use .<text:span text:style-name="T3">setOutline</text:span>() and .<text:span text:style-name="T3">setWidth</text:span>() to change <text:span text:style-name="T2">colour</text:span>/<text:span text:style-name="T2">width</text:span> of the drawn line</text:p>
                  </text:list-item>
                  <text:list-item>
                    <text:p>.<text:span text:style-name="T3">setArrow</text:span>(): draw <text:span text:style-name="T2">arrowheads</text:span></text:p>
                  </text:list-item>
                </text:list>
              </text:list-item>
              <text:list-item>
                <text:p><text:span text:style-name="T2">Rectangle</text:span>: define opposite <text:span text:style-name="T2">corners</text:span></text:p>
                <text:list>
                  <text:list-item>
                    <text:list>
                      <text:list-item>
                        <text:p><text:span text:style-name="T9">Rect = Rectangle( pt1, pt2 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Oval</text:span>: define <text:span text:style-name="T2">bounding box</text:span> (two Points)</text:p>
              </text:list-item>
              <text:list-item>
                <text:p><text:span text:style-name="T2">Polygon</text:span>: list of <text:span text:style-name="T2">vertice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Text input/output widgets</text:p>
          </draw:text-box>
        </draw:frame>
        <draw:frame presentation:style-name="pr8" draw:layer="layout" svg:width="25.199cm" svg:height="14.221cm" svg:x="1.4cm" svg:y="4.507cm" presentation:class="outline" presentation:user-transformed="true">
          <draw:text-box>
            <text:list text:style-name="L2">
              <text:list-item>
                <text:p>Text <text:span text:style-name="T2">output</text:span>/display: define <text:span text:style-name="T2">centre</text:span> of textbox</text:p>
                <text:list>
                  <text:list-item>
                    <text:list>
                      <text:list-item>
                        <text:p><text:span text:style-name="T9">txt = Text( pt, “Hello, World!”)</text:span></text:p>
                      </text:list-item>
                    </text:list>
                  </text:list-item>
                  <text:list-item>
                    <text:p>.<text:span text:style-name="T3">setText</text:span>() changes text <text:span text:style-name="T2">string</text:span></text:p>
                  </text:list-item>
                  <text:list-item>
                    <text:p>.<text:span text:style-name="T3">setFace</text:span>(), .<text:span text:style-name="T3">setStyle</text:span>(), .<text:span text:style-name="T3">setSize</text:span>():<text:line-break/>font <text:span text:style-name="T2">face</text:span>, italic/<text:span text:style-name="T2">bold</text:span>, font <text:span text:style-name="T2">size</text:span> in points</text:p>
                  </text:list-item>
                  <text:list-item>
                    <text:p>.<text:span text:style-name="T3">setTextColor</text:span>(): same as .setFill()</text:p>
                  </text:list-item>
                </text:list>
              </text:list-item>
              <text:list-item>
                <text:p>Text <text:span text:style-name="T2">input</text:span>: specify <text:span text:style-name="T2">centre</text:span> and <text:span text:style-name="T2">width</text:span> in chars</text:p>
                <text:list>
                  <text:list-item>
                    <text:list>
                      <text:list-item>
                        <text:p><text:span text:style-name="T9">inp = Entry( Point(100, 180), 8 )</text:span></text:p>
                      </text:list-item>
                    </text:list>
                  </text:list-item>
                  <text:list-item>
                    <text:p>.<text:span text:style-name="T3">setText</text:span>() <text:span text:style-name="T2">changes</text:span> current text string</text:p>
                  </text:list-item>
                  <text:list-item>
                    <text:p>.<text:span text:style-name="T3">getText</text:span>() <text:span text:style-name="T2">returns</text:span> current text string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Methods on the window</text:p>
          </draw:text-box>
        </draw:frame>
        <draw:frame presentation:style-name="pr8" draw:layer="layout" svg:width="25.199cm" svg:height="14.532cm" svg:x="1.4cm" svg:y="4.507cm" presentation:class="outline" presentation:user-transformed="true">
          <draw:text-box>
            <text:list text:style-name="L2">
              <text:list-item>
                <text:p>The <text:span text:style-name="T2">GraphWin</text:span> object is the window</text:p>
                <text:list>
                  <text:list-item>
                    <text:p>Your program may open <text:span text:style-name="T2">several</text:span> windows</text:p>
                  </text:list-item>
                </text:list>
              </text:list-item>
              <text:list-item>
                <text:p>Set the <text:span text:style-name="T2">title</text:span> and <text:span text:style-name="T2">size</text:span> on instantiation:</text:p>
                <text:list>
                  <text:list-item>
                    <text:list>
                      <text:list-item>
                        <text:p><text:span text:style-name="T10">win = GraphWin(“My Program!”, 50, 200)</text:span></text:p>
                      </text:list-item>
                    </text:list>
                  </text:list-item>
                </text:list>
              </text:list-item>
              <text:list-item>
                <text:p>Set <text:span text:style-name="T2">background</text:span> <text:span text:style-name="T2">colour</text:span> of the window:</text:p>
                <text:list>
                  <text:list-item>
                    <text:list>
                      <text:list-item>
                        <text:p><text:span text:style-name="T9">win.setBackground('white'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Pause</text:span> and wait for user to <text:span text:style-name="T2">click</text:span>:</text:p>
                <text:list>
                  <text:list-item>
                    <text:list>
                      <text:list-item>
                        <text:p><text:span text:style-name="T9">win.getMouse()</text:span></text:p>
                      </text:list-item>
                    </text:list>
                  </text:list-item>
                  <text:list-item>
                    <text:p>Returns <text:span text:style-name="T3">Point</text:span> where user clicked</text:p>
                  </text:list-item>
                </text:list>
              </text:list-item>
              <text:list-item>
                <text:p><text:span text:style-name="T2">Shutdown</text:span> window: <text:span text:style-name="T3">win.close(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Changing coordinate systems</text:p>
          </draw:text-box>
        </draw:frame>
        <draw:frame presentation:style-name="pr8" draw:layer="layout" svg:width="25.199cm" svg:height="14.06cm" svg:x="1.4cm" svg:y="4.507cm" presentation:class="outline" presentation:user-transformed="true">
          <draw:text-box>
            <text:list text:style-name="L2">
              <text:list-item>
                <text:p>By default, <text:span text:style-name="T3">(0,0) </text:span>is <text:span text:style-name="T2">top-left</text:span>; units are in <text:span text:style-name="T2">pixels</text:span></text:p>
                <text:list>
                  <text:list-item>
                    <text:p>If window <text:span text:style-name="T2">resizes</text:span>, objects do not <text:span text:style-name="T2">rescale</text:span>!</text:p>
                  </text:list-item>
                </text:list>
              </text:list-item>
              <text:list-item>
                <text:p>Set the <text:span text:style-name="T2">coordinate system</text:span> of the window:</text:p>
                <text:list>
                  <text:list-item>
                    <text:list>
                      <text:list-item>
                        <text:p><text:span text:style-name="T9">win.setCoords( left, bot, right, top )</text:span></text:p>
                      </text:list-item>
                    </text:list>
                  </text:list-item>
                  <text:list-item>
                    <text:p>Specify the coordinates of the <text:span text:style-name="T2">edges</text:span> of the window</text:p>
                  </text:list-item>
                  <text:list-item>
                    <text:p>e.g.: put <text:span text:style-name="T3">(0,0) </text:span>in <text:span text:style-name="T2">lower left</text:span>; <text:span text:style-name="T3">(10,10)</text:span> in <text:span text:style-name="T2">T-R</text:span>:</text:p>
                    <text:list>
                      <text:list-item>
                        <text:p><text:span text:style-name="T9">win.setCoords( 0, 0, 10, 10 )</text:span></text:p>
                      </text:list-item>
                    </text:list>
                  </text:list-item>
                  <text:list-item>
                    <text:p>Draw a circle in <text:span text:style-name="T2">centre</text:span>:</text:p>
                    <text:list>
                      <text:list-item>
                        <text:p><text:span text:style-name="T9">Circle( Point(5,5), 4 ).draw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initial-creator>Sean Ho</meta:initial-creator>
    <meta:creation-date>2006-10-30T09:58:23</meta:creation-date>
    <dc:date>2009-11-30T11:10:12</dc:date>
    <meta:editing-cycles>36</meta:editing-cycles>
    <meta:editing-duration>PT36H44M28S</meta:editing-duration>
    <dc:creator>sean ho</dc:creator>
    <meta:document-statistic meta:object-count="201"/>
    <meta:user-defined meta:name="Info 1"/>
    <meta:user-defined meta:name="Info 2"/>
    <meta:user-defined meta:name="Info 3"/>
    <meta:user-defined meta:name="Info 4"/>
  </office:meta>
</office:document-meta>
</file>